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800000029089D69C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Arial"/>
    <style:font-face style:name="Verdana" svg:font-family="Verdana, Geneva, Arial, Helvetica, sans-serif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9c88" officeooo:paragraph-rsid="00139c88"/>
    </style:style>
    <style:style style:name="P2" style:family="paragraph" style:parent-style-name="Standard">
      <style:paragraph-properties fo:text-align="start" style:justify-single-word="false"/>
      <style:text-properties officeooo:rsid="0013cb41" officeooo:paragraph-rsid="0013cb41"/>
    </style:style>
    <style:style style:name="P3" style:family="paragraph" style:parent-style-name="Standard">
      <style:paragraph-properties fo:text-align="start" style:justify-single-word="false"/>
      <style:text-properties officeooo:rsid="0014feae" officeooo:paragraph-rsid="0014feae"/>
    </style:style>
    <style:style style:name="P4" style:family="paragraph" style:parent-style-name="Standard">
      <style:paragraph-properties fo:text-align="start" style:justify-single-word="false"/>
      <style:text-properties officeooo:rsid="00159859" officeooo:paragraph-rsid="00159859"/>
    </style:style>
    <style:style style:name="P5" style:family="paragraph" style:parent-style-name="Standard">
      <style:paragraph-properties fo:text-align="start" style:justify-single-word="false"/>
      <style:text-properties officeooo:rsid="00159859" officeooo:paragraph-rsid="00176586" fo:background-color="#ffffff"/>
    </style:style>
    <style:style style:name="P6" style:family="paragraph" style:parent-style-name="Standard">
      <style:paragraph-properties fo:text-align="start" style:justify-single-word="false"/>
      <style:text-properties officeooo:rsid="00176586" officeooo:paragraph-rsid="00176586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1.8999996185303pt" fo:letter-spacing="normal" fo:font-weight="bold" officeooo:rsid="0013cb41" officeooo:paragraph-rsid="0014feae" style:font-name-asian="Droid Sans Fallback1" style:font-size-asian="11.8999996185303pt" style:font-style-asian="normal" style:font-weight-asian="bold" style:font-name-complex="DejaVu Sans" style:font-size-complex="11.8999996185303pt" style:font-weight-complex="bold"/>
    </style:style>
    <style:style style:name="P8" style:family="paragraph" style:parent-style-name="Standard">
      <style:paragraph-properties fo:text-align="start" style:justify-single-word="false" fo:background-color="#ffff00">
        <style:background-image/>
      </style:paragraph-properties>
      <style:text-properties officeooo:rsid="00159859" officeooo:paragraph-rsid="00159859"/>
    </style:style>
    <style:style style:name="P9" style:family="paragraph" style:parent-style-name="Text_20_body">
      <style:paragraph-properties fo:line-height="100%"/>
      <style:text-properties style:font-name="Droid Sans Fallback" fo:font-size="10.5pt" officeooo:rsid="001865a8" officeooo:paragraph-rsid="001a1725" style:font-name-asian="Droid Sans Fallback" style:font-size-asian="10.5pt" style:font-size-complex="10.5pt"/>
    </style:style>
    <style:style style:name="P10" style:family="paragraph" style:parent-style-name="Text_20_body">
      <style:paragraph-properties fo:line-height="100%"/>
    </style:style>
    <style:style style:name="P11" style:family="paragraph" style:parent-style-name="Text_20_body">
      <style:text-properties officeooo:paragraph-rsid="001f5156"/>
    </style:style>
    <style:style style:name="P12" style:family="paragraph" style:parent-style-name="Text_20_body">
      <style:text-properties officeooo:rsid="002117fa" officeooo:paragraph-rsid="002117fa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font-name="Droid Sans Fallback" fo:font-size="24pt" fo:letter-spacing="normal" officeooo:rsid="00139c88" officeooo:paragraph-rsid="00139c88" style:font-name-asian="Droid Sans Fallback" style:font-size-asian="24pt" style:font-style-asian="normal" style:font-weight-asian="normal" style:font-size-complex="24pt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font-name="Droid Sans Fallback" fo:font-size="32pt" fo:letter-spacing="normal" officeooo:rsid="00139c88" officeooo:paragraph-rsid="002804a1" style:font-name-asian="Droid Sans Fallback" style:font-size-asian="32pt" style:font-style-asian="normal" style:font-weight-asian="normal" style:font-size-complex="3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39c88" officeooo:paragraph-rsid="00139c88" style:font-name-asian="Verdana" style:font-size-asian="9.75pt" style:font-style-asian="normal" style:font-weight-asian="normal"/>
    </style:style>
    <style:style style:name="P16" style:family="paragraph" style:parent-style-name="Standard">
      <style:paragraph-properties fo:text-align="start" style:justify-single-word="false"/>
      <style:text-properties officeooo:rsid="00159859" officeooo:paragraph-rsid="00159859" fo:background-color="#ffff66"/>
    </style:style>
    <style:style style:name="P17" style:family="paragraph" style:parent-style-name="Standard">
      <style:paragraph-properties fo:text-align="start" style:justify-single-word="false"/>
      <style:text-properties officeooo:rsid="00173bc5" officeooo:paragraph-rsid="00176586" fo:background-color="#ffffff"/>
    </style:style>
    <style:style style:name="P18" style:family="paragraph" style:parent-style-name="Text_20_body">
      <style:text-properties fo:font-variant="normal" fo:text-transform="none" fo:color="#000000" style:font-name="Liberation Sans" fo:font-size="10.5pt" fo:letter-spacing="normal" fo:font-weight="normal" officeooo:rsid="0020ae6e" officeooo:paragraph-rsid="0020ae6e" style:font-name-asian="Droid Sans Fallback1" style:font-size-asian="10.5pt" style:font-style-asian="normal" style:font-weight-asian="normal" style:font-name-complex="DejaVu Sans" style:font-size-complex="10.5pt" style:font-weight-complex="normal"/>
    </style:style>
    <style:style style:name="P19" style:family="paragraph" style:parent-style-name="Text_20_body">
      <style:text-properties fo:font-variant="normal" fo:text-transform="none" fo:color="#000000" fo:font-size="18pt" fo:letter-spacing="normal" style:font-name-asian="Droid Sans Fallback" style:font-size-asian="18pt" style:font-style-asian="normal" style:font-weight-asian="normal" style:font-size-complex="18pt"/>
    </style:style>
    <style:style style:name="P20" style:family="paragraph" style:parent-style-name="Heading_20_2">
      <style:text-properties fo:font-variant="normal" fo:text-transform="none" fo:color="#000000" fo:font-size="18pt" fo:letter-spacing="normal" style:font-name-asian="Droid Sans Fallback" style:font-size-asian="18pt" style:font-style-asian="normal" style:font-weight-asian="normal" style:font-size-complex="18pt"/>
    </style:style>
    <style:style style:name="P21" style:family="paragraph" style:parent-style-name="Heading_20_2">
      <style:text-properties fo:font-variant="normal" fo:text-transform="none" fo:color="#000000" fo:font-size="18pt" fo:letter-spacing="normal" officeooo:paragraph-rsid="0025fe35" style:font-name-asian="Droid Sans Fallback" style:font-size-asian="18pt" style:font-style-asian="normal" style:font-weight-asian="normal" style:font-size-complex="18pt"/>
    </style:style>
    <style:style style:name="P22" style:family="paragraph" style:parent-style-name="Heading_20_2">
      <style:text-properties fo:font-variant="normal" fo:text-transform="none" fo:color="#000000" style:font-name="Droid Sans Fallback" fo:font-size="22pt" fo:letter-spacing="normal" fo:font-weight="bold" style:font-name-asian="Droid Sans Fallback" style:font-size-asian="22pt" style:font-style-asian="normal" style:font-weight-asian="normal" style:font-name-complex="DejaVu Sans" style:font-size-complex="22pt" style:font-weight-complex="bold"/>
    </style:style>
    <style:style style:name="P23" style:family="paragraph" style:parent-style-name="Heading_20_4">
      <style:text-properties fo:color="#808080" style:font-name="Liberation Sans" fo:font-size="13.3000001907349pt" fo:font-style="italic" fo:font-weight="bold" style:font-name-asian="Droid Sans Fallback1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P24" style:family="paragraph" style:parent-style-name="Heading_20_4">
      <style:text-properties fo:font-variant="normal" fo:text-transform="none" fo:color="#808080" style:font-name="Liberation Sans" fo:font-size="13.3000001907349pt" fo:letter-spacing="normal" fo:font-style="italic" fo:font-weight="bold" style:font-name-asian="Droid Sans Fallback1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T1" style:family="text"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T2" style:family="text">
      <style:text-properties fo:font-variant="normal" fo:text-transform="none" fo:color="#000000" fo:letter-spacing="normal" officeooo:rsid="0013cb41" style:font-name-asian="Verdana" style:font-size-asian="9.75pt" style:font-style-asian="normal" style:font-weight-asian="normal"/>
    </style:style>
    <style:style style:name="T3" style:family="text">
      <style:text-properties fo:font-variant="normal" fo:text-transform="none" fo:color="#000000" fo:letter-spacing="normal" officeooo:rsid="001c14c0" style:font-name-asian="Verdana" style:font-size-asian="9.75pt" style:font-style-asian="normal" style:font-weight-asian="normal"/>
    </style:style>
    <style:style style:name="T4" style:family="text">
      <style:text-properties fo:font-variant="normal" fo:text-transform="none" fo:color="#000000" fo:letter-spacing="normal" officeooo:rsid="001d85a4" style:font-name-asian="Verdana" style:font-size-asian="9.75pt" style:font-style-asian="normal" style:font-weight-asian="normal"/>
    </style:style>
    <style:style style:name="T5" style:family="text">
      <style:text-properties fo:font-variant="normal" fo:text-transform="none" fo:color="#000000" style:font-name="Liberation Sans" fo:font-size="11.8999996185303pt" fo:letter-spacing="normal" fo:font-weight="bold" officeooo:rsid="0013cb41" style:font-name-asian="Droid Sans Fallback1" style:font-size-asian="11.8999996185303pt" style:font-style-asian="normal" style:font-weight-asian="bold" style:font-name-complex="DejaVu Sans" style:font-size-complex="11.8999996185303pt" style:font-weight-complex="bold"/>
    </style:style>
    <style:style style:name="T6" style:family="text">
      <style:text-properties fo:font-variant="normal" fo:text-transform="none" fo:color="#000000" style:font-name="Liberation Sans" fo:font-size="10.5pt" fo:letter-spacing="normal" fo:font-weight="normal" officeooo:rsid="00176586" style:font-name-asian="Droid Sans Fallback1" style:font-size-asian="10.5pt" style:font-style-asian="normal" style:font-weight-asian="normal" style:font-name-complex="DejaVu Sans" style:font-size-complex="10.5pt" style:font-weight-complex="normal"/>
    </style:style>
    <style:style style:name="T7" style:family="text">
      <style:text-properties fo:font-variant="normal" fo:text-transform="none" fo:color="#000000" style:font-name="Liberation Sans" fo:font-size="10.5pt" fo:letter-spacing="normal" fo:font-weight="normal" officeooo:rsid="0020ae6e" style:font-name-asian="Droid Sans Fallback1" style:font-size-asian="10.5pt" style:font-style-asian="normal" style:font-weight-asian="normal" style:font-name-complex="DejaVu Sans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letter-spacing="normal" officeooo:rsid="001f5156"/>
    </style:style>
    <style:style style:name="T11" style:family="text">
      <style:text-properties officeooo:rsid="0013cb41"/>
    </style:style>
    <style:style style:name="T12" style:family="text">
      <style:text-properties officeooo:rsid="00173bc5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0173bc5" fo:background-color="#ffffff" loext:char-shading-value="0"/>
    </style:style>
    <style:style style:name="T15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图片 19" text:anchor-type="as-char" svg:width="1.0744in" svg:height="0.2902in" draw:z-index="0"><draw:image xlink:href="Pictures/100000000000009800000029089D69C7.jpg" xlink:type="simple" xlink:show="embed" xlink:actuate="onLoad"/><svg:desc>http://exmail.qq.com/cgi-bin/viewfile?type=signature&amp;picid=ZX4720-%7E0vnRLH%7E3ywYXA9agexoW54&amp;uin=1408497072</svg:desc></draw:frame></text:p>
      <text:p text:style-name="P14">日志实时查看及下载</text:p>
      <text:p text:style-name="P14">系统说明书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h text:style-name="P20" text:outline-level="2">摘要</text:h>
      <text:p text:style-name="P19"/>
      <text:h text:style-name="P21" text:outline-level="2">部署实时查看日志</text:h>
      <text:h text:style-name="Heading_20_3" text:outline-level="3">服务的部署</text:h>
      <text:p text:style-name="P9">将项目文件解压后,进入到webapp/ROOT/WEB-INF/classes/,修改httplog.properties配置.</text:p>
      <text:p text:style-name="P9">httplog.linePerRequest=100表示每次从服务拿100条记录,</text:p>
      <text:p text:style-name="P9">httplog.logFileHome=/home/boot/tmp/表示的是日志文件目录的前缀,用于简化输入的url路径.</text:p>
      <text:h text:style-name="Heading_20_3" text:outline-level="3">Ng代理的设置</text:h>
      <text:p text:style-name="P12">location /{</text:p>
      <text:p text:style-name="P12"><text:tab/>proxy_pass: <text:a xlink:type="simple" xlink:href="http://wsbackend/" text:style-name="Internet_20_link" text:visited-style-name="Visited_20_Internet_20_Link">http://wsbackend</text:a>;</text:p>
      <text:p text:style-name="P12"><text:tab/>proxy_http_version 1.1;</text:p>
      <text:p text:style-name="P12"><text:tab/>proxy_set_header Upgrade $http_upgrade;</text:p>
      <text:p text:style-name="P12"><text:tab/>proxy_set_header Connecti<text:span text:style-name="T15">on </text:span><text:span text:style-name="T8">"upgrade"</text:span></text:p>
      <text:p text:style-name="P12">}</text:p>
      <text:h text:style-name="Heading_20_3" text:outline-level="3">使用<text:span text:style-name="T11">wss协议</text:span></text:h>
      <text:p text:style-name="Header"><text:span text:style-name="T1">如果在n</text:span><text:span text:style-name="T3">ginx 中使用了https协议,请修改</text:span><text:span text:style-name="T4">webapp/ROOT/tail.html 第49行的ws:// 为wss://</text:span></text:p>
      <text:h text:style-name="P22" text:outline-level="2">部署日志下载</text:h>
      <text:h text:style-name="Heading_20_3" text:outline-level="3">Nginx 的配置</text:h>
      <text:h text:style-name="Heading_20_4" text:outline-level="4">新增加一个主机</text:h>
      <text:p text:style-name="P11">配置httplog.conf,内容如下:</text:p>
      <text:p text:style-name="P8"># httplog server configuration</text:p>
      <text:p text:style-name="P8"/>
      <text:p text:style-name="P8">server {</text:p>
      <text:p text:style-name="P8"><text:tab/>listen 80 default_server;</text:p>
      <text:p text:style-name="P8"><text:soft-page-break/><text:tab/>listen [::]:80 default_server;</text:p>
      <text:p text:style-name="P8"><text:tab/>root /var/www/html;</text:p>
      <text:p text:style-name="P8"><text:tab/>index index.html index.htm</text:p>
      <text:p text:style-name="P8"><text:tab/>server_name log.heyunchou.com;</text:p>
      <text:p text:style-name="P8"><text:tab/>location / {</text:p>
      <text:p text:style-name="P8"><text:tab/><text:tab/># First attempt to serve request as file, then</text:p>
      <text:p text:style-name="P8"><text:tab/><text:tab/># as directory, then fall back to displaying a 404.</text:p>
      <text:p text:style-name="P8"><text:tab/><text:tab/>try_files $uri $uri/ =404;</text:p>
      <text:p text:style-name="P8"><text:tab/>}</text:p>
      <text:p text:style-name="P8"/>
      <text:p text:style-name="P8"><text:tab/>location /dl/ {</text:p>
      <text:p text:style-name="P8"><text:tab/><text:tab/>alias /home/boot/pro/; # Change to your download folder.</text:p>
      <text:p text:style-name="P8"><text:tab/><text:tab/>default_type application/octet-stream;</text:p>
      <text:p text:style-name="P8"><text:tab/><text:tab/>autoindex on;</text:p>
      <text:p text:style-name="P8"><text:tab/><text:tab/>autoindex_localtime off;</text:p>
      <text:p text:style-name="P8"><text:tab/><text:tab/>autoindex_exact_size off;</text:p>
      <text:p text:style-name="P8"><text:tab/><text:tab/>auth_basic<text:tab/>"Restricted";</text:p>
      <text:p text:style-name="P8"><text:tab/><text:tab/>auth_basic_user_file /etc/nginx/htpasswd;</text:p>
      <text:p text:style-name="P8"><text:tab/><text:tab/>#limit_conn limit 4;</text:p>
      <text:p text:style-name="P8"><text:tab/><text:tab/>#limit_rate 200k;</text:p>
      <text:p text:style-name="P8"><text:tab/><text:tab/>#internal; <text:s/></text:p>
      <text:p text:style-name="P8"><text:tab/>}</text:p>
      <text:p text:style-name="P8">}</text:p>
      <text:p text:style-name="P2"/>
      <text:p text:style-name="P4">将文件存放于$ng_conf/conf.d目录下,修改nginx.conf 增加对此文件的引用,在nginx.conf后增加一行如下:</text:p>
      <text:p text:style-name="P16">include /etc/nginx/conf.d/*.conf;<text:line-break/></text:p>
      <text:h text:style-name="P23" text:outline-level="4"><text:span text:style-name="T9">使用h</text:span><text:span text:style-name="T10">ttps</text:span></text:h>
      <text:p text:style-name="Text_20_body">与官网的配置方式一致.</text:p>
      <text:h text:style-name="P24" text:outline-level="4">使用认证</text:h>
      <text:p text:style-name="P10"><text:span text:style-name="T5">制作密码文件<text:line-break/></text:span><text:span text:style-name="T6">新增加一个</text:span><text:span text:style-name="T7">htpasswd文件,内容为用户名和密码对,如下所示:</text:span></text:p>
      <text:p text:style-name="P18">AsinLiu:$apr1$VH6J9pl5$MioR5JKEN.BB/zIZd0mi6/ <text:s/></text:p>
      <text:p text:style-name="P18">用户名和密码使用:分隔,只用每一行一个用户名和密码对就行.</text:p>
      <text:p text:style-name="P18">生成用户名和密码对需要使用htpasswd命令,CentOS操作系统默认是没有这个命令的.可以访问如下网站进行生成.</text:p>
      <text:p text:style-name="P3"><text:a xlink:type="simple" xlink:href="http://www.htaccesstools.com/htpasswd-generator/" text:style-name="Internet_20_link" text:visited-style-name="Visited_20_Internet_20_Link"><text:span text:style-name="T2">http://www.htaccesstools.com/htpasswd-generator/</text:span></text:a></text:p>
      <text:p text:style-name="P3"/>
      <text:p text:style-name="P7">配置到nginx</text:p>
      <text:p text:style-name="P6">修改auth_basic_user_file 指向生成的密码文件,如有必要,可以使用.htpasswd将文件隐藏.</text:p>
      <text:h text:style-name="Heading_20_3" text:outline-level="3"><text:soft-page-break/><text:span text:style-name="T13">测试与重新启动</text:span><text:span text:style-name="T14">Nginx </text:span></text:h>
      <text:p text:style-name="P17">使用nginx -t 测试当前配置是否正确,如正确重新启动nginx.</text:p>
      <text:p text:style-name="P5">使用<text:span text:style-name="T12">service nginx restart 重新启动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Arial"/>
    <style:font-face style:name="Verdana" svg:font-family="Verdana, Geneva, Arial, Helvetica, sans-serif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1" style:font-family-asian="'Droid Sans Fallback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1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ot </meta:initial-creator>
    <meta:creation-date>2016-11-03T15:05:20.935233639</meta:creation-date>
    <dc:date>2016-12-07T16:54:10.809738884</dc:date>
    <dc:creator>boot </dc:creator>
    <meta:editing-duration>PT2H7M13S</meta:editing-duration>
    <meta:editing-cycles>26</meta:editing-cycles>
    <meta:generator>LibreOffice/4.3.3.2$Linux_X86_64 LibreOffice_project/430m0$Build-2</meta:generator>
    <meta:document-statistic meta:table-count="0" meta:image-count="1" meta:object-count="0" meta:page-count="4" meta:paragraph-count="62" meta:word-count="472" meta:character-count="1572" meta:non-whitespace-character-count="1455"/>
  </office:meta>
</office:document-meta>
</file>